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Mono1" svg:font-family="'Ubuntu Mono'" style:font-pitch="fixed"/>
    <style:font-face style:name="Liberation Sans1" svg:font-family="'Liberation Sans'" style:font-pitch="variable"/>
    <style:font-face style:name="Ubuntu Mono" svg:font-family="'Ubuntu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fill-color="#eeeeee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131cm" fo:min-width="0cm"/>
    </style:style>
    <style:style style:name="gr5" style:family="graphic" style:parent-style-name="objectwithoutfill">
      <style:graphic-properties svg:stroke-width="0.025cm" draw:marker-start-width="0.266cm" draw:marker-end="Short_20_line_20_Arrow" draw:marker-end-width="0.266cm" draw:fill="none" draw:textarea-vertical-align="middle" fo:padding-top="0.137cm" fo:padding-bottom="0.137cm" fo:padding-left="0.262cm" fo:padding-right="0.262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2cm" fo:min-width="0cm"/>
    </style:style>
    <style:style style:name="gr8" style:family="graphic" style:parent-style-name="standard">
      <style:graphic-properties draw:stroke="dash" draw:stroke-dash="Ultrafine_20_Dashed" svg:stroke-width="0cm" svg:stroke-color="#000000" draw:marker-start-width="0.2cm" draw:marker-end-width="0.2cm" draw:textarea-horizontal-align="justify" draw:textarea-vertical-align="middle" draw:auto-grow-height="false" fo:padding-top="0.125cm" fo:padding-bottom="0.125cm" fo:padding-left="0.25cm" fo:padding-right="0.25cm"/>
    </style:style>
    <style:style style:name="gr9" style:family="graphic" style:parent-style-name="objectwithoutfill">
      <style:graphic-properties svg:stroke-width="0.051cm" draw:marker-start="Circle" draw:marker-start-width="0.344cm" draw:marker-start-center="false" draw:marker-end="Arrow_20_concave" draw:marker-end-width="0.344cm" draw:marker-end-center="false" draw:fill="none" draw:textarea-vertical-align="middle" fo:padding-top="0.15cm" fo:padding-bottom="0.15cm" fo:padding-left="0.275cm" fo:padding-right="0.275cm" draw:shadow-offset-x="0.203cm" draw:shadow-offset-y="0.203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10.422cm"/>
    </style:style>
    <style:style style:name="P1" style:family="paragraph">
      <style:paragraph-properties fo:text-align="center"/>
    </style:style>
    <style:style style:name="P2" style:family="paragraph">
      <style:text-properties style:font-name="Ubuntu Mono1" fo:font-size="13pt" style:font-size-asian="13pt" style:font-size-complex="13pt"/>
    </style:style>
    <style:style style:name="T1" style:family="text">
      <style:text-properties style:font-name="Ubuntu Mono1"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4.097cm" svg:height="8.89cm" svg:x="2.651cm" svg:y="2.39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921cm" svg:height="1.778cm" svg:x="3.413cm" svg:y="4.683cm">
          <text:p text:style-name="P1"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921cm" svg:height="1.778cm" svg:x="8.112cm" svg:y="3.286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1.905cm" svg:height="0.712cm" svg:x="3.667cm" svg:y="3.971cm">
          <draw:text-box>
            <text:p><text:span text:style-name="T1">local1</text:span></text:p>
          </draw:text-box>
        </draw:frame>
        <draw:frame draw:style-name="gr4" draw:text-style-name="P2" draw:layer="layout" svg:width="3.048cm" svg:height="0.712cm" svg:x="8.239cm" svg:y="2.574cm">
          <draw:text-box>
            <text:p><text:span text:style-name="T1">proxy.com</text:span></text:p>
          </draw:text-box>
        </draw:frame>
        <draw:line draw:style-name="gr5" draw:text-style-name="P1" draw:layer="layout" svg:x1="6.334cm" svg:y1="4.937cm" svg:x2="8.112cm" svg:y2="4.429cm">
          <text:p/>
        </draw:line>
        <draw:line draw:style-name="gr5" draw:text-style-name="P1" draw:layer="layout" svg:x1="6.334cm" svg:y1="5.318cm" svg:x2="8.112cm" svg:y2="4.81cm">
          <text:p/>
        </draw:line>
        <draw:frame draw:style-name="gr6" draw:text-style-name="P2" draw:layer="layout" svg:width="1.416cm" svg:height="0.712cm" svg:x="3.902cm" svg:y="5.495cm">
          <draw:text-box>
            <text:p><text:span text:style-name="T1">5901</text:span></text:p>
          </draw:text-box>
        </draw:frame>
        <draw:frame draw:style-name="gr7" draw:text-style-name="P2" draw:layer="layout" svg:width="1.188cm" svg:height="0.762cm" svg:x="6.797cm" svg:y="3.794cm">
          <draw:text-box>
            <text:p><text:span text:style-name="T1">ssh</text:span></text:p>
          </draw:text-box>
        </draw:frame>
        <draw:frame draw:style-name="gr6" draw:text-style-name="P2" draw:layer="layout" svg:width="11.018cm" svg:height="0.712cm" svg:x="3.159cm" svg:y="7.096cm">
          <draw:text-box>
            <text:p><text:span text:style-name="T1">(1) <text:s/>ssh user@proxy.com -L 5901:localhost:5933</text:span></text:p>
          </draw:text-box>
        </draw:frame>
        <draw:custom-shape draw:style-name="gr8" draw:text-style-name="P1" draw:layer="layout" svg:width="4.683cm" svg:height="4.628cm" draw:transform="rotate (-1.5390313344086) translate (6.769cm 3.032cm)">
          <text:p/>
          <draw:enhanced-geometry svg:viewBox="0 0 21600 21600" draw:type="block-arc" draw:modifiers="-132.782957247199 10800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frame draw:style-name="gr6" draw:text-style-name="P2" draw:layer="layout" svg:width="7.36cm" svg:height="0.712cm" svg:x="5.318cm" svg:y="7.731cm">
          <draw:text-box>
            <text:p><text:span text:style-name="T1">local1:5901 ==&gt; proxy.com:5933</text:span></text:p>
          </draw:text-box>
        </draw:frame>
        <draw:line draw:style-name="gr9" draw:text-style-name="P1" draw:layer="layout" svg:x1="4.683cm" svg:y1="5.572cm" svg:x2="9.636cm" svg:y2="4.175cm">
          <text:p/>
        </draw:line>
        <draw:custom-shape draw:style-name="gr2" draw:text-style-name="P1" draw:layer="layout" svg:width="2.921cm" svg:height="1.778cm" svg:x="12.938cm" svg:y="4.683cm">
          <text:p/>
          <draw:enhanced-geometry svg:viewBox="0 0 21600 21600" draw:type="rectangle" draw:enhanced-path="M 0 0 L 21600 0 21600 21600 0 21600 0 0 Z N"/>
        </draw:custom-shape>
        <draw:line draw:style-name="gr9" draw:text-style-name="P1" draw:layer="layout" svg:x1="9.509cm" svg:y1="4.076cm" svg:x2="14.208cm" svg:y2="5.572cm">
          <text:p/>
        </draw:line>
        <draw:frame draw:style-name="gr6" draw:text-style-name="P2" draw:layer="layout" svg:width="1.416cm" svg:height="0.712cm" svg:x="13.554cm" svg:y="5.495cm">
          <draw:text-box>
            <text:p><text:span text:style-name="T1">5901</text:span></text:p>
          </draw:text-box>
        </draw:frame>
        <draw:line draw:style-name="gr5" draw:text-style-name="P1" draw:layer="layout" svg:x1="12.938cm" svg:y1="4.937cm" svg:x2="11.033cm" svg:y2="4.302cm">
          <text:p/>
        </draw:line>
        <draw:line draw:style-name="gr5" draw:text-style-name="P1" draw:layer="layout" svg:x1="12.938cm" svg:y1="5.445cm" svg:x2="11.033cm" svg:y2="4.81cm">
          <text:p/>
        </draw:line>
        <draw:frame draw:style-name="gr7" draw:text-style-name="P2" draw:layer="layout" svg:width="1.188cm" svg:height="0.762cm" svg:x="11.369cm" svg:y="3.794cm">
          <draw:text-box>
            <text:p><text:span text:style-name="T1">ssh</text:span></text:p>
          </draw:text-box>
        </draw:frame>
        <draw:custom-shape draw:style-name="gr8" draw:text-style-name="P1" draw:layer="layout" svg:width="4.683cm" svg:height="4.624cm" draw:transform="rotate (-1.5390313344086) translate (17.053cm 2.905cm)">
          <text:p/>
          <draw:enhanced-geometry svg:viewBox="0 0 21600 21600" draw:mirror-vertical="true" draw:mirror-horizontal="true" draw:type="block-arc" draw:modifiers="-132.782957247199 10800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frame draw:style-name="gr6" draw:text-style-name="P2" draw:layer="layout" svg:width="1.416cm" svg:height="0.712cm" svg:x="8.982cm" svg:y="3.336cm">
          <draw:text-box>
            <text:p><text:span text:style-name="T1">5933</text:span></text:p>
          </draw:text-box>
        </draw:frame>
        <draw:frame draw:style-name="gr3" draw:text-style-name="P2" draw:layer="layout" svg:width="1.905cm" svg:height="0.712cm" svg:x="13.446cm" svg:y="4.048cm">
          <draw:text-box>
            <text:p><text:span text:style-name="T1">local2</text:span></text:p>
          </draw:text-box>
        </draw:frame>
        <draw:frame draw:style-name="gr6" draw:text-style-name="P2" draw:layer="layout" svg:width="11.018cm" svg:height="0.712cm" svg:x="3.159cm" svg:y="8.543cm">
          <draw:text-box>
            <text:p><text:span text:style-name="T1">(2) <text:s/>ssh user@proxy.com -R 5933:localhost:5901</text:span></text:p>
          </draw:text-box>
        </draw:frame>
        <draw:frame draw:style-name="gr6" draw:text-style-name="P2" draw:layer="layout" svg:width="7.36cm" svg:height="0.712cm" svg:x="5.349cm" svg:y="9.178cm">
          <draw:text-box>
            <text:p><text:span text:style-name="T1">proxy.com:5933 ==&gt; local2:5901</text:span></text:p>
          </draw:text-box>
        </draw:frame>
        <draw:frame draw:style-name="gr7" draw:text-style-name="P2" draw:layer="layout" svg:width="1.188cm" svg:height="0.762cm" svg:x="6.842cm" svg:y="5.064cm">
          <draw:text-box>
            <text:p><text:span text:style-name="T1">(1)</text:span></text:p>
          </draw:text-box>
        </draw:frame>
        <draw:frame draw:style-name="gr7" draw:text-style-name="P2" draw:layer="layout" svg:width="1.188cm" svg:height="0.762cm" svg:x="11.242cm" svg:y="5.191cm">
          <draw:text-box>
            <text:p><text:span text:style-name="T1">(2)</text:span></text:p>
          </draw:text-box>
        </draw:frame>
        <draw:frame draw:style-name="gr10" draw:text-style-name="P2" draw:layer="layout" svg:width="10.922cm" svg:height="0.712cm" svg:x="3.286cm" svg:y="10.194cm">
          <draw:text-box>
            <text:p><text:span text:style-name="T1">(1) &amp; (2) =&gt; <text:s/>( local1:5901 ==&gt; local2:5901 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 Mono1" svg:font-family="'Ubuntu Mono'" style:font-pitch="fixed"/>
    <style:font-face style:name="Liberation Sans1" svg:font-family="'Liberation Sans'" style:font-pitch="variable"/>
    <style:font-face style:name="Ubuntu Mono" svg:font-family="'Ubuntu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Short_20_line_20_Arrow" draw:display-name="Short line Arrow" svg:viewBox="0 0 3000 3000" svg:d="M1500 0l1500 2789v211h-114l-1286-2392v2392h-200v-2392l-1286 2392h-114v-211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01T18:39:58.728043408</meta:creation-date>
    <dc:date>2017-04-02T13:53:51.275473144</dc:date>
    <meta:editing-duration>PT15H34M42S</meta:editing-duration>
    <meta:editing-cycles>20</meta:editing-cycles>
    <meta:generator>LibreOffice/4.2.8.2$Linux_X86_64 LibreOffice_project/420m0$Build-2</meta:generator>
    <meta:document-statistic meta:object-count="27"/>
  </office:meta>
</office:document-meta>
</file>